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7b82" officeooo:paragraph-rsid="00157b82"/>
    </style:style>
    <style:style style:name="P2" style:family="paragraph" style:parent-style-name="Standard">
      <style:text-properties officeooo:rsid="0015d603" officeooo:paragraph-rsid="0015d603"/>
    </style:style>
    <style:style style:name="P3" style:family="paragraph" style:parent-style-name="Standard">
      <style:text-properties officeooo:rsid="001755e3" officeooo:paragraph-rsid="001755e3"/>
    </style:style>
    <style:style style:name="P4" style:family="paragraph" style:parent-style-name="Standard">
      <style:text-properties officeooo:rsid="001914f8" officeooo:paragraph-rsid="001914f8"/>
    </style:style>
    <style:style style:name="P5" style:family="paragraph" style:parent-style-name="Standard">
      <style:text-properties officeooo:rsid="001ad9ed" officeooo:paragraph-rsid="001ad9ed"/>
    </style:style>
    <style:style style:name="P6" style:family="paragraph" style:parent-style-name="Standard">
      <style:text-properties officeooo:rsid="001b7900" officeooo:paragraph-rsid="001b7900"/>
    </style:style>
    <style:style style:name="P7" style:family="paragraph" style:parent-style-name="Standard">
      <style:text-properties officeooo:rsid="001d0838" officeooo:paragraph-rsid="001d0838"/>
    </style:style>
    <style:style style:name="P8" style:family="paragraph" style:parent-style-name="Standard">
      <style:text-properties officeooo:rsid="001d0838" officeooo:paragraph-rsid="001d564b"/>
    </style:style>
    <style:style style:name="P9" style:family="paragraph" style:parent-style-name="Standard">
      <style:text-properties officeooo:rsid="00230266" officeooo:paragraph-rsid="00230266"/>
    </style:style>
    <style:style style:name="P10" style:family="paragraph" style:parent-style-name="Standard">
      <style:text-properties officeooo:rsid="00234ce5" officeooo:paragraph-rsid="00234ce5"/>
    </style:style>
    <style:style style:name="P11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5d603" officeooo:paragraph-rsid="0015d603"/>
    </style:style>
    <style:style style:name="P12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914f8" officeooo:paragraph-rsid="001914f8"/>
    </style:style>
    <style:style style:name="P13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shadow="none" style:writing-mode="page" style:join-border="false">
        <style:tab-stops/>
      </style:paragraph-properties>
      <style:text-properties officeooo:rsid="0015d603" officeooo:paragraph-rsid="00255615"/>
    </style:style>
    <style:style style:name="P14" style:family="paragraph" style:parent-style-name="Standard">
      <style:paragraph-properties fo:padding="0cm" fo:border="none" style:shadow="none" style:writing-mode="page" style:join-border="false">
        <style:tab-stops/>
      </style:paragraph-properties>
      <style:text-properties officeooo:rsid="00230266" officeooo:paragraph-rsid="00255615"/>
    </style:style>
    <style:style style:name="P15" style:family="paragraph" style:parent-style-name="Standard">
      <style:paragraph-properties fo:padding="0cm" fo:border="none" style:shadow="none" style:writing-mode="page" style:join-border="false">
        <style:tab-stops/>
      </style:paragraph-properties>
      <style:text-properties officeooo:rsid="0015d603" officeooo:paragraph-rsid="00255615"/>
    </style:style>
    <style:style style:name="P16" style:family="paragraph" style:parent-style-name="Standard">
      <style:paragraph-properties fo:padding="0cm" fo:border="none" style:shadow="none" style:writing-mode="page" style:join-border="false">
        <style:tab-stops/>
      </style:paragraph-properties>
      <style:text-properties officeooo:rsid="00255615" officeooo:paragraph-rsid="00255615"/>
    </style:style>
    <style:style style:name="T1" style:family="text">
      <style:text-properties officeooo:rsid="0015d603"/>
    </style:style>
    <style:style style:name="T2" style:family="text">
      <style:text-properties officeooo:rsid="001b7900"/>
    </style:style>
    <style:style style:name="T3" style:family="text">
      <style:text-properties officeooo:rsid="001be307"/>
    </style:style>
    <style:style style:name="T4" style:family="text">
      <style:text-properties officeooo:rsid="001d564b"/>
    </style:style>
    <style:style style:name="T5" style:family="text">
      <style:text-properties officeooo:rsid="001e609d"/>
    </style:style>
    <style:style style:name="T6" style:family="text">
      <style:text-properties officeooo:rsid="0021ebb6"/>
    </style:style>
    <style:style style:name="T7" style:family="text">
      <style:text-properties officeooo:rsid="00239b57"/>
    </style:style>
    <style:style style:name="T8" style:family="text">
      <style:text-properties officeooo:rsid="00271c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t de la base de donnée :</text:p>
      <text:p text:style-name="P1">Stocker les votes</text:p>
      <text:p text:style-name="P1"/>
      <text:p text:style-name="P1">Problème 0 : comment stocker ?</text:p>
      <text:p text:style-name="P1">Solution 0 : BDD : technologie connue, sécurisée et exhaustive</text:p>
      <text:p text:style-name="P1"/>
      <text:p text:style-name="P1">Problème 1 : quel espace de stockage ? (plus simple possible)</text:p>
      <text:p text:style-name="P1">Solution 1 : stockage sur un champ</text:p>
      <text:p text:style-name="P1"/>
      <text:p text:style-name="P1">Problème 2 : stockage complexe (Condorcet, majoritaire, (simulation d’unoniminal)<text:span text:style-name="T8">)</text:span></text:p>
      <text:p text:style-name="P1">Solution 2 : stocker chaque opinion du votant par ordre décroissant</text:p>
      <text:p text:style-name="P1"/>
      <text:p text:style-name="P1">Problème 3 : Combien ?</text:p>
      <text:p text:style-name="P1">Solution 3 : La taille de la BDD et sa rapidité ne sont pas un problème : 25 (arbitraire)</text:p>
      <text:p text:style-name="P1"/>
      <text:p text:style-name="P1">Problème 4 : <text:span text:style-name="T1">Surcharge de la BDD sur le long terme</text:span></text:p>
      <text:p text:style-name="P2">Solution 4 : Destruction des votes</text:p>
      <text:p text:style-name="P2"/>
      <text:p text:style-name="P2">Problème 5 : Quand ?</text:p>
      <text:p text:style-name="P2">Solution 5 : A la fin du vote</text:p>
      <text:p text:style-name="P2"/>
      <text:p text:style-name="P2">Problème 6 : Quand le vote est-il considéré comme fini ?</text:p>
      <text:p text:style-name="P2">Solution 6 : Au bout de 30 jours (arbitraire) → Cela permet de voter puis d’examiner les résultats</text:p>
      <text:p text:style-name="P2"/>
      <text:p text:style-name="P3">Problème 7 : Comment savoir la durée d’existence du vote ?</text:p>
      <text:p text:style-name="P3">Solution 7 : Seconde table pour les votes, avec libellé, ID, date de création (, choix de vote ?,date de fin?)</text:p>
      <text:p text:style-name="P3"/>
      <text:p text:style-name="P3">Problème 8 : Où effacer, dans le code, les lignes de votants et de votes ?</text:p>
      <text:p text:style-name="P4">Solution 8 : Vérifier lors de la connexion les durées</text:p>
      <text:p text:style-name="P12"/>
      <text:p text:style-name="P4"/>
      <text:p text:style-name="P5">Problème<text:span text:style-name="T2">1</text:span> : Un votant sur plusieurs votes</text:p>
      <text:p text:style-name="P5">Solution<text:span text:style-name="T2">1</text:span> : Pas de noms, que des ID</text:p>
      <text:p text:style-name="P2"/>
      <text:p text:style-name="P11"/>
      <text:p text:style-name="P6">Problème1 : Taille des champs</text:p>
      <text:p text:style-name="P6">Solution1 : ID = 8 (int), Choix = 30 (varchar), LibelleQuestion = 50(varchar) // <text:span text:style-name="T3">arbitraire</text:span></text:p>
      <text:p text:style-name="P11"/>
      <text:p text:style-name="P9">Problème1 : Engine ?</text:p>
      <text:p text:style-name="P14">Solution1 :</text:p>
      <text:p text:style-name="P16">NoSQL (big data)</text:p>
      <text:p text:style-name="P15"/>
      <text:p text:style-name="P13"/>
      <text:p text:style-name="P15"/>
      <text:p text:style-name="P10">Problème 1 : Encodage ?</text:p>
      <text:p text:style-name="P10">Solution 1 : UTF-8 (accents, communs, populaire et commun)</text:p>
      <text:p text:style-name="P2"/>
      <text:p text:style-name="P11"/>
      <text:p text:style-name="P7">Vote</text:p>
      <text:p text:style-name="P7">{</text:p>
      <text:p text:style-name="P7"><text:soft-page-break/><text:tab/>ID int(8) Primary key Auto-Increment</text:p>
      <text:p text:style-name="P7"><text:tab/>LibelleQuestion varchar(50) NotNull</text:p>
      <text:p text:style-name="P7"><text:tab/><text:span text:style-name="T7">(</text:span>DébutVote Date<text:span text:style-name="T7">)</text:span></text:p>
      <text:p text:style-name="P7"><text:tab/>FinVote Date</text:p>
      <text:p text:style-name="P7"><text:tab/>Choix1 varchar(30)</text:p>
      <text:p text:style-name="P7"><text:tab/>…</text:p>
      <text:p text:style-name="P7"><text:tab/>Choix25 varchar(30)</text:p>
      <text:p text:style-name="P7">}</text:p>
      <text:p text:style-name="P7">Votant</text:p>
      <text:p text:style-name="P7">{</text:p>
      <text:p text:style-name="P7"><text:tab/>ID int(8) Primary key Auto-Increment</text:p>
      <text:p text:style-name="P7"><text:tab/>Vote int(8) Auto-Increment NotNull // lié à Vote.ID</text:p>
      <text:p text:style-name="P8"><text:tab/></text:p>
      <text:p text:style-name="P8"><text:tab/>/* <text:span text:style-name="T4">a retravailler</text:span></text:p>
      <text:p text:style-name="P8"><text:tab/>Vote1 int(2) </text:p>
      <text:p text:style-name="P8"><text:tab/><text:span text:style-name="T5">Vote1 varchar(30)</text:span></text:p>
      <text:p text:style-name="P7"><text:tab/>*/</text:p>
      <text:p text:style-name="P7">}</text:p>
      <text:p text:style-name="P7"/>
      <text:p text:style-name="P7">// <text:span text:style-name="T6">Jmeri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0T09:42:08.058000000</dc:date>
    <meta:editing-duration>PT41M35S</meta:editing-duration>
    <meta:editing-cycles>17</meta:editing-cycles>
    <meta:generator>LibreOffice/5.3.3.2$Windows_x86 LibreOffice_project/3d9a8b4b4e538a85e0782bd6c2d430bafe583448</meta:generator>
    <meta:document-statistic meta:table-count="0" meta:image-count="0" meta:object-count="0" meta:page-count="2" meta:paragraph-count="50" meta:word-count="309" meta:character-count="1707" meta:non-whitespace-character-count="1432"/>
  </office:meta>
</office:document-meta>
</file>